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001E767A349F4AD4016.png" manifest:media-type="image/png"/>
  <manifest:file-entry manifest:full-path="Pictures/100002010000002D0000002A87F0B31DA9185C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 Pro Display" svg:font-family="'SF Pro Display', 'SF Pro Icons', 'Helvetica Neue', Helvetica, Arial, sans-serif"/>
    <style:font-face style:name="SF Pro Text" svg:font-family="'SF Pro Text', 'SF Pro Icons'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loext:opacity="100%" style:font-name="SF Pro Display" fo:font-size="21pt" fo:letter-spacing="normal" fo:font-style="normal" fo:font-weight="bold"/>
    </style:style>
    <style:style style:name="P2" style:family="paragraph" style:parent-style-name="Heading_20_2">
      <style:paragraph-properties fo:margin-left="0in" fo:margin-right="0in" fo:margin-top="0in" fo:margin-bottom="0in" style:contextual-spacing="false" fo:line-height="110%" fo:text-align="start" style:justify-single-word="false" fo:orphans="2" fo:widows="2" fo:text-indent="0in" style:auto-text-indent="false" fo:padding="0in" fo:border="none"/>
      <style:text-properties fo:font-variant="normal" fo:text-transform="none" fo:color="#333333" loext:opacity="100%" style:font-name="SF Pro Display" fo:font-size="21pt" fo:letter-spacing="normal" fo:font-style="normal" fo:font-weight="bold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line-height="152%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line-height="152%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 style:list-style-name="L3">
      <style:paragraph-properties fo:margin-left="0in" fo:margin-right="0in" fo:margin-top="0in" fo:margin-bottom="0in" style:contextual-spacing="false" fo:line-height="152%" fo:text-align="start" style:justify-single-word="false" fo:orphans="2" fo:widows="2" fo:text-indent="0in" style:auto-text-indent="false" fo:padding="0in" fo:border="none"/>
    </style:style>
    <style:style style:name="P6" style:family="paragraph" style:parent-style-name="Text_20_body" style:list-style-name="L4">
      <style:paragraph-properties fo:margin-left="0in" fo:margin-right="0in" fo:margin-top="0in" fo:margin-bottom="0in" style:contextual-spacing="false" fo:line-height="152%" fo:text-align="start" style:justify-single-word="false" fo:orphans="2" fo:widows="2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.0626in" fo:margin-bottom="0in" style:contextual-spacing="false" fo:line-height="152%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.0626in" fo:margin-bottom="0in" style:contextual-spacing="false" fo:line-height="152%" fo:text-align="start" style:justify-single-word="false" fo:orphans="2" fo:widows="2" fo:text-indent="0in" style:auto-text-indent="false" fo:padding="0in" fo:border="none"/>
    </style:style>
    <style:style style:name="P9" style:family="paragraph" style:parent-style-name="Text_20_body" style:list-style-name="L3">
      <style:paragraph-properties fo:margin-left="0in" fo:margin-right="0in" fo:margin-top="0.0626in" fo:margin-bottom="0in" style:contextual-spacing="false" fo:line-height="152%" fo:text-align="start" style:justify-single-word="false" fo:orphans="2" fo:widows="2" fo:text-indent="0in" style:auto-text-indent="false" fo:padding="0in" fo:border="none"/>
    </style:style>
    <style:style style:name="P10" style:family="paragraph" style:parent-style-name="Text_20_body" style:list-style-name="L4">
      <style:paragraph-properties fo:margin-left="0in" fo:margin-right="0in" fo:margin-top="0.0626in" fo:margin-bottom="0in" style:contextual-spacing="false" fo:line-height="152%" fo:text-align="start" style:justify-single-word="false" fo:orphans="2" fo:widows="2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in" fo:margin-top="0.0626in" fo:margin-bottom="0in" style:contextual-spacing="false" fo:line-height="152%" fo:text-align="start" style:justify-single-word="false" fo:orphans="2" fo:widows="2" fo:text-indent="0in" style:auto-text-indent="false" fo:padding="0in" fo:border="none"/>
      <style:text-properties fo:font-variant="normal" fo:text-transform="none" fo:color="#333333" loext:opacity="100%" style:font-name="SF Pro Text" fo:font-size="12.75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.1354in" fo:margin-bottom="0in" style:contextual-spacing="false" fo:line-height="152%" fo:text-align="start" style:justify-single-word="false" fo:orphans="2" fo:widows="2" fo:text-indent="0in" style:auto-text-indent="false" fo:padding="0in" fo:border="none"/>
      <style:text-properties fo:font-variant="normal" fo:text-transform="none" fo:color="#333333" loext:opacity="100%" fo:letter-spacing="normal"/>
    </style:style>
    <style:style style:name="P13" style:family="paragraph" style:parent-style-name="Text_20_body">
      <style:paragraph-properties fo:margin-left="0in" fo:margin-right="0in" fo:margin-top="0.1354in" fo:margin-bottom="0in" style:contextual-spacing="false" fo:line-height="152%" fo:text-align="start" style:justify-single-word="false" fo:orphans="2" fo:widows="2" fo:text-indent="0in" style:auto-text-indent="false" fo:padding="0in" fo:border="none"/>
      <style:text-properties fo:font-variant="normal" fo:text-transform="none" fo:color="#333333" loext:opacity="100%" style:font-name="SF Pro Text" fo:font-size="12.75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.1354in" fo:margin-bottom="0in" style:contextual-spacing="false" fo:line-height="15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333333" loext:opacity="100%" style:font-name="SF Pro Text" fo:font-size="12.75pt" fo:letter-spacing="normal" fo:font-style="normal" fo:font-weight="bold"/>
    </style:style>
    <style:style style:name="T2" style:family="text">
      <style:text-properties fo:font-variant="normal" fo:text-transform="none" fo:color="#333333" loext:opacity="100%" style:font-name="SF Pro Text" fo:font-size="12.75pt" fo:letter-spacing="normal" fo:font-style="normal" fo:font-weight="normal"/>
    </style:style>
    <style:style style:name="T3" style:family="text">
      <style:text-properties fo:font-variant="normal" fo:text-transform="none" fo:color="#0070c9" loext:opacity="100%" style:text-line-through-style="none" style:text-line-through-type="none" style:font-name="SF Pro Text" fo:font-size="12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070c9" loext:opacity="100%" style:text-line-through-style="none" style:text-line-through-type="none" style:font-name="SF Pro Text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666666" loext:opacity="100%" style:font-name="SF Pro Text" fo:font-size="10.5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upport.apple.com/guide/imac/keyboard-shortcuts-apd194062a6d/mac" text:style-name="Internet_20_link" text:visited-style-name="Visited_20_Internet_20_Link">https://support.apple.com/guide/imac/keyboard-shortcuts-apd194062a6d/mac</text:a> </text:p>
      <text:p text:style-name="Standard"><text:a xlink:type="simple" xlink:href="https://support.apple.com/en-us/HT201236" text:style-name="Internet_20_link" text:visited-style-name="Visited_20_Internet_20_Link">https://support.apple.com/en-us/HT201236</text:a></text:p>
      <text:p text:style-name="Standard"/>
      <text:h text:style-name="P1" text:outline-level="2"><text:bookmark text:name="copy"/>Cut, copy, paste, and other common shortcuts</text:h>
      <text:list xml:id="list1868837128" text:style-name="L1">
        <text:list-item>
          <text:p text:style-name="P3"><text:span text:style-name="Strong_20_Emphasis"><text:span text:style-name="T1">Command-X</text:span></text:span><text:span text:style-name="T2">: Cut the selected item and copy it to the Clipboard.</text:span></text:p>
        </text:list-item>
        <text:list-item>
          <text:p text:style-name="P7"><text:span text:style-name="Strong_20_Emphasis"><text:span text:style-name="T1">Command-C</text:span></text:span><text:span text:style-name="T2">: Copy the selected item to the Clipboard. This also works for files in the Finder.</text:span></text:p>
        </text:list-item>
        <text:list-item>
          <text:p text:style-name="P7"><text:span text:style-name="Strong_20_Emphasis"><text:span text:style-name="T1">Command-V</text:span></text:span><text:span text:style-name="T2">: Paste the contents of the Clipboard into the current document or app. This also works for files in the Finder.</text:span></text:p>
        </text:list-item>
        <text:list-item>
          <text:p text:style-name="P7"><text:span text:style-name="Strong_20_Emphasis"><text:span text:style-name="T1">Command-Z</text:span></text:span><text:span text:style-name="T2">: Undo the previous command. You can then press Shift-Command-Z to Redo, reversing the undo command. In some apps, you can undo and redo multiple commands.</text:span></text:p>
        </text:list-item>
        <text:list-item>
          <text:p text:style-name="P7"><text:span text:style-name="Strong_20_Emphasis"><text:span text:style-name="T1">Command-A</text:span></text:span><text:span text:style-name="T2">: Select All items.</text:span></text:p>
        </text:list-item>
        <text:list-item>
          <text:p text:style-name="P7"><text:span text:style-name="Strong_20_Emphasis"><text:span text:style-name="T1">Command-F</text:span></text:span><text:span text:style-name="T2">: Find items in a document or open a Find window.</text:span></text:p>
        </text:list-item>
        <text:list-item>
          <text:p text:style-name="P7"><text:span text:style-name="Strong_20_Emphasis"><text:span text:style-name="T1">Command-G</text:span></text:span><text:span text:style-name="T2">: Find Again: Find the next occurrence of the item previously found. To find the previous occurrence, press Shift-Command-G.</text:span></text:p>
        </text:list-item>
        <text:list-item>
          <text:p text:style-name="P7"><text:span text:style-name="Strong_20_Emphasis"><text:span text:style-name="T1">Command-H</text:span></text:span><text:span text:style-name="T2">: Hide the windows of the front app. To view the front app but hide all other apps, press Option-Command-H.</text:span></text:p>
        </text:list-item>
        <text:list-item>
          <text:p text:style-name="P7"><text:span text:style-name="Strong_20_Emphasis"><text:span text:style-name="T1">Command-M</text:span></text:span><text:span text:style-name="T2">: Minimize the front window to the Dock. To minimize all windows of the front app, press Option-Command-M.</text:span></text:p>
        </text:list-item>
        <text:list-item>
          <text:p text:style-name="P7"><text:span text:style-name="Strong_20_Emphasis"><text:span text:style-name="T1">Command-O:</text:span></text:span><text:span text:style-name="T2"> Open the selected item, or open a dialog to select a file to open.</text:span></text:p>
        </text:list-item>
        <text:list-item>
          <text:p text:style-name="P7"><text:span text:style-name="Strong_20_Emphasis"><text:span text:style-name="T1">Command-P</text:span></text:span><text:span text:style-name="T2">: Print the current document.</text:span></text:p>
        </text:list-item>
        <text:list-item>
          <text:p text:style-name="P7"><text:span text:style-name="Strong_20_Emphasis"><text:span text:style-name="T1">Command-S</text:span></text:span><text:span text:style-name="T2">: Save the current document.</text:span></text:p>
        </text:list-item>
        <text:list-item>
          <text:p text:style-name="P7"><text:span text:style-name="Strong_20_Emphasis"><text:span text:style-name="T1">Command-T</text:span></text:span><text:span text:style-name="T2">: Open a new tab.</text:span></text:p>
        </text:list-item>
        <text:list-item>
          <text:p text:style-name="P7"><text:span text:style-name="Strong_20_Emphasis"><text:span text:style-name="T1">Command-W</text:span></text:span><text:span text:style-name="T2">: Close the front window. To close all windows of the app, press Option-Command-W.</text:span></text:p>
        </text:list-item>
        <text:list-item>
          <text:p text:style-name="P7"><text:span text:style-name="Strong_20_Emphasis"><text:span text:style-name="T1">Option-Command-Esc</text:span></text:span><text:span text:style-name="T2">: </text:span><text:a xlink:type="simple" xlink:href="https://support.apple.com/HT201276" text:style-name="Internet_20_link" text:visited-style-name="Visited_20_Internet_20_Link"><text:span text:style-name="T3">Force quit</text:span></text:a><text:span text:style-name="T2"> an app.</text:span></text:p>
        </text:list-item>
        <text:list-item>
          <text:p text:style-name="P7"><text:soft-page-break/><text:span text:style-name="Strong_20_Emphasis"><text:span text:style-name="T1">Command–Space bar</text:span></text:span><text:span text:style-name="T2">: Show or hide the </text:span><text:a xlink:type="simple" xlink:href="https://support.apple.com/en-us/HT204014" text:style-name="Internet_20_link" text:visited-style-name="Visited_20_Internet_20_Link"><text:span text:style-name="T3">Spotlight</text:span></text:a><text:span text:style-name="T2"> search field. To perform a Spotlight search from a Finder window, press Command–Option–Space bar. (If you </text:span><text:a xlink:type="simple" xlink:href="https://support.apple.com/guide/mac-help/type-language-mac-input-sources-mchlp1406/mac" text:style-name="Internet_20_link" text:visited-style-name="Visited_20_Internet_20_Link"><text:span text:style-name="T3">use multiple input sources</text:span></text:a><text:span text:style-name="T2"> to type in different languages, these shortcuts change input sources instead of showing Spotlight. Learn how to </text:span><text:a xlink:type="simple" xlink:href="https://support.apple.com/guide/mac-help/change-a-conflicting-keyboard-shortcut-on-mac-mh35591/mac" text:style-name="Internet_20_link" text:visited-style-name="Visited_20_Internet_20_Link"><text:span text:style-name="T3">change a conflicting keyboard shortcut</text:span></text:a><text:span text:style-name="T2">.)</text:span></text:p>
        </text:list-item>
        <text:list-item>
          <text:p text:style-name="P7"><text:span text:style-name="Strong_20_Emphasis"><text:span text:style-name="T1">Control–Command–Space bar</text:span></text:span><text:span text:style-name="T2">: Show the Character Viewer, from which you can choose </text:span><text:a xlink:type="simple" xlink:href="https://support.apple.com/kb/HT201586" text:style-name="Internet_20_link" text:visited-style-name="Visited_20_Internet_20_Link"><text:span text:style-name="T3">emoji and other symbols</text:span></text:a><text:span text:style-name="T2">.</text:span></text:p>
        </text:list-item>
        <text:list-item>
          <text:p text:style-name="P7"><text:span text:style-name="Strong_20_Emphasis"><text:span text:style-name="T1">Control-Command-F</text:span></text:span><text:span text:style-name="T2">: Use the app in full screen, if supported by the app.</text:span></text:p>
        </text:list-item>
        <text:list-item>
          <text:p text:style-name="P7"><text:span text:style-name="Strong_20_Emphasis"><text:span text:style-name="T1">Space bar</text:span></text:span><text:span text:style-name="T2">: Use </text:span><text:a xlink:type="simple" xlink:href="https://support.apple.com/guide/mac-help/view-and-edit-files-with-quick-look-mh14119/mac" text:style-name="Internet_20_link" text:visited-style-name="Visited_20_Internet_20_Link"><text:span text:style-name="T3">Quick Look</text:span></text:a><text:span text:style-name="T2"> to preview the selected item.</text:span></text:p>
        </text:list-item>
        <text:list-item>
          <text:p text:style-name="P7"><text:span text:style-name="Strong_20_Emphasis"><text:span text:style-name="T1">Command-Tab</text:span></text:span><text:span text:style-name="T2">: Switch to the next most recently used app among your open apps. </text:span></text:p>
        </text:list-item>
        <text:list-item>
          <text:p text:style-name="P7"><text:span text:style-name="Strong_20_Emphasis"><text:span text:style-name="T1">Shift-Command-5</text:span></text:span><text:span text:style-name="T2">: In </text:span><text:a xlink:type="simple" xlink:href="https://support.apple.com/kb/HT201260" text:style-name="Internet_20_link" text:visited-style-name="Visited_20_Internet_20_Link"><text:span text:style-name="T3">macOS Mojave or later</text:span></text:a><text:span text:style-name="T2">, take a screenshot or make a screen recording. Or use Shift-Command-3 or Shift-Command-4 for screenshots. </text:span><text:a xlink:type="simple" xlink:href="https://support.apple.com/kb/HT201361" text:style-name="Internet_20_link" text:visited-style-name="Visited_20_Internet_20_Link"><text:span text:style-name="T3">Learn more about screenshots</text:span></text:a><text:span text:style-name="T2">.</text:span></text:p>
        </text:list-item>
        <text:list-item>
          <text:p text:style-name="P7"><text:span text:style-name="Strong_20_Emphasis"><text:span text:style-name="T1">Shift-Command-N:</text:span></text:span><text:span text:style-name="T2"> Create a new folder in the Finder.</text:span></text:p>
        </text:list-item>
        <text:list-item>
          <text:p text:style-name="P7"><text:span text:style-name="Strong_20_Emphasis"><text:span text:style-name="T1">Command-Comma (,)</text:span></text:span><text:span text:style-name="T2">: Open preferences for the front app.</text:span></text:p>
        </text:list-item>
      </text:list>
      <text:p text:style-name="P12"><draw:frame draw:style-name="fr1" draw:name="Image1" text:anchor-type="as-char" svg:width="8.5in" svg:height="0.0161in" draw:z-index="0"><draw:image xlink:href="Pictures/100002010000033000000001E767A349F4AD4016.png" xlink:type="simple" xlink:show="embed" xlink:actuate="onLoad" draw:mime-type="image/png"/></draw:frame></text:p>
      <text:h text:style-name="P2" text:outline-level="2"><text:bookmark text:name="sleep"/>Sleep, log out, and shut down shortcuts</text:h>
      <text:p text:style-name="P13">You might need to press and hold some of these shortcuts for slightly longer than other shortcuts. This helps you to avoid using them unintentionally.</text:p>
      <text:list xml:id="list3128112601" text:style-name="L2">
        <text:list-item>
          <text:p text:style-name="P4"><text:span text:style-name="Strong_20_Emphasis"><text:span text:style-name="T1">Power button</text:span></text:span><text:span text:style-name="T2">: Press to turn on your Mac or wake it from sleep. Press and hold for 1.5 seconds to put your Mac to sleep.* Continue holding to force your Mac to turn off.</text:span></text:p>
        </text:list-item>
        <text:list-item>
          <text:p text:style-name="P8"><text:span text:style-name="Strong_20_Emphasis"><text:span text:style-name="T1">Option–Command–Power button</text:span></text:span><text:span text:style-name="T2">* or </text:span><text:span text:style-name="Strong_20_Emphasis"><text:span text:style-name="T1">Option–Command–Media Eject</text:span></text:span><text:span text:style-name="T2"> </text:span><text:span text:style-name="T2"><draw:frame draw:style-name="fr1" draw:name="Image2" text:anchor-type="as-char" svg:width="0.1457in" svg:height="0.4374in" draw:z-index="1"><draw:image xlink:href="Pictures/100002010000002D0000002A87F0B31DA9185CB1.png" xlink:type="simple" xlink:show="embed" xlink:actuate="onLoad" draw:mime-type="image/png"/></draw:frame></text:span><text:span text:style-name="T2">: Put your Mac to sleep.</text:span></text:p>
        </text:list-item>
        <text:list-item>
          <text:p text:style-name="P8"><text:span text:style-name="Strong_20_Emphasis"><text:span text:style-name="T1">Control–Shift–Power button</text:span></text:span><text:span text:style-name="T2">* or </text:span><text:span text:style-name="Strong_20_Emphasis"><text:span text:style-name="T1">Control–Shift–Media Eject</text:span></text:span><text:span text:style-name="T2"> </text:span><text:span text:style-name="T2"><draw:frame draw:style-name="fr1" draw:name="Image3" text:anchor-type="as-char" svg:width="0.1457in" svg:height="0.4374in" draw:z-index="2"><draw:image xlink:href="Pictures/100002010000002D0000002A87F0B31DA9185CB1.png" xlink:type="simple" xlink:show="embed" xlink:actuate="onLoad" draw:mime-type="image/png"/></draw:frame></text:span><text:span text:style-name="T2">: Put your displays to sleep.</text:span></text:p>
        </text:list-item>
        <text:list-item>
          <text:p text:style-name="P8"><text:soft-page-break/><text:span text:style-name="Strong_20_Emphasis"><text:span text:style-name="T1">Control–Power button</text:span></text:span><text:span text:style-name="T2">* or </text:span><text:span text:style-name="Strong_20_Emphasis"><text:span text:style-name="T1">Control–Media Eject</text:span></text:span><text:span text:style-name="T2"> </text:span><text:span text:style-name="T2"><draw:frame draw:style-name="fr1" draw:name="Image4" text:anchor-type="as-char" svg:width="0.1457in" svg:height="0.4374in" draw:z-index="3"><draw:image xlink:href="Pictures/100002010000002D0000002A87F0B31DA9185CB1.png" xlink:type="simple" xlink:show="embed" xlink:actuate="onLoad" draw:mime-type="image/png"/></draw:frame></text:span><text:span text:style-name="T2">: Display a dialog asking whether you want to restart, sleep, or shut down.</text:span></text:p>
        </text:list-item>
        <text:list-item>
          <text:p text:style-name="P8"><text:span text:style-name="Strong_20_Emphasis"><text:span text:style-name="T1">Control–Command–Power button</text:span></text:span><text:span text:style-name="T2">:* Force your Mac to restart, without prompting to save any open and unsaved documents.</text:span></text:p>
        </text:list-item>
        <text:list-item>
          <text:p text:style-name="P8"><text:span text:style-name="Strong_20_Emphasis"><text:span text:style-name="T1">Control–Command–Media Eject</text:span></text:span><text:span text:style-name="T2"> </text:span><text:span text:style-name="T2"><draw:frame draw:style-name="fr1" draw:name="Image5" text:anchor-type="as-char" svg:width="0.1457in" svg:height="0.4374in" draw:z-index="4"><draw:image xlink:href="Pictures/100002010000002D0000002A87F0B31DA9185CB1.png" xlink:type="simple" xlink:show="embed" xlink:actuate="onLoad" draw:mime-type="image/png"/></draw:frame></text:span><text:span text:style-name="T2">: Quit all apps, then restart your Mac. If any open documents have unsaved changes, you will be asked whether you want to save them.</text:span></text:p>
        </text:list-item>
        <text:list-item>
          <text:p text:style-name="P8"><text:span text:style-name="Strong_20_Emphasis"><text:span text:style-name="T1">Control–Option–Command–Power button</text:span></text:span><text:span text:style-name="T2">* or </text:span><text:span text:style-name="Strong_20_Emphasis"><text:span text:style-name="T1">Control–Option–Command–Media Eject</text:span></text:span><text:span text:style-name="T2"> </text:span><text:span text:style-name="T2"><draw:frame draw:style-name="fr1" draw:name="Image6" text:anchor-type="as-char" svg:width="0.1457in" svg:height="0.4374in" draw:z-index="5"><draw:image xlink:href="Pictures/100002010000002D0000002A87F0B31DA9185CB1.png" xlink:type="simple" xlink:show="embed" xlink:actuate="onLoad" draw:mime-type="image/png"/></draw:frame></text:span><text:span text:style-name="T2">: Quit all apps, then shut down your Mac. If any open documents have unsaved changes, you will be asked whether you want to save them.</text:span></text:p>
        </text:list-item>
        <text:list-item>
          <text:p text:style-name="P8"><text:span text:style-name="Strong_20_Emphasis"><text:span text:style-name="T1">Control-Command-Q</text:span></text:span><text:span text:style-name="T2">: Immediately lock your screen.</text:span></text:p>
        </text:list-item>
        <text:list-item>
          <text:p text:style-name="P8"><text:span text:style-name="Strong_20_Emphasis"><text:span text:style-name="T1">Shift-Command-Q</text:span></text:span><text:span text:style-name="T2">: Log out of your macOS user account. You will be asked to confirm. To log out immediately without confirming, press Option-Shift-Command-Q.</text:span></text:p>
        </text:list-item>
      </text:list>
      <text:p text:style-name="P14"><text:span text:style-name="T5">* Does not apply to the </text:span><text:a xlink:type="simple" xlink:href="https://support.apple.com/kb/HT207054" text:style-name="Internet_20_link" text:visited-style-name="Visited_20_Internet_20_Link"><text:span text:style-name="T4">Touch ID sensor</text:span></text:a><text:span text:style-name="T5">.</text:span></text:p>
      <text:p text:style-name="P12"><draw:frame draw:style-name="fr1" draw:name="Image7" text:anchor-type="as-char" svg:width="8.5in" svg:height="0.0161in" draw:z-index="6"><draw:image xlink:href="Pictures/100002010000033000000001E767A349F4AD4016.png" xlink:type="simple" xlink:show="embed" xlink:actuate="onLoad" draw:mime-type="image/png"/></draw:frame></text:p>
      <text:h text:style-name="P2" text:outline-level="2"><text:bookmark text:name="finder"/>Finder and system shortcuts</text:h>
      <text:list xml:id="list2358228475" text:style-name="L3">
        <text:list-item>
          <text:p text:style-name="P5"><text:span text:style-name="Strong_20_Emphasis"><text:span text:style-name="T1">Command-D</text:span></text:span><text:span text:style-name="T2">: Duplicate the selected files.</text:span></text:p>
        </text:list-item>
        <text:list-item>
          <text:p text:style-name="P9"><text:span text:style-name="Strong_20_Emphasis"><text:span text:style-name="T1">Command-E</text:span></text:span><text:span text:style-name="T2">: Eject the selected disk or volume.</text:span></text:p>
        </text:list-item>
        <text:list-item>
          <text:p text:style-name="P9"><text:span text:style-name="Strong_20_Emphasis"><text:span text:style-name="T1">Command-F</text:span></text:span><text:span text:style-name="T2">: Start a Spotlight search in the Finder window.</text:span></text:p>
        </text:list-item>
        <text:list-item>
          <text:p text:style-name="P9"><text:span text:style-name="Strong_20_Emphasis"><text:span text:style-name="T1">Command-I</text:span></text:span><text:span text:style-name="T2">: Show the Get Info window for a selected file.</text:span></text:p>
        </text:list-item>
        <text:list-item>
          <text:p text:style-name="P9"><text:span text:style-name="Strong_20_Emphasis"><text:span text:style-name="T1">Command-R</text:span></text:span><text:span text:style-name="T2">: (1) When an alias is selected in the Finder: show the original file for the selected alias. (2) In some apps, such as Calendar or Safari, refresh or reload the page. (3) In </text:span><text:a xlink:type="simple" xlink:href="https://support.apple.com/kb/HT201541" text:style-name="Internet_20_link" text:visited-style-name="Visited_20_Internet_20_Link"><text:span text:style-name="T3">Software Update preferences</text:span></text:a><text:span text:style-name="T2">, check for software updates again.</text:span></text:p>
        </text:list-item>
        <text:list-item>
          <text:p text:style-name="P9"><text:span text:style-name="Strong_20_Emphasis"><text:span text:style-name="T1">Shift-Command-C</text:span></text:span><text:span text:style-name="T2">: Open the Computer window.</text:span></text:p>
        </text:list-item>
        <text:list-item>
          <text:p text:style-name="P9"><text:span text:style-name="Strong_20_Emphasis"><text:span text:style-name="T1">Shift-Command-D</text:span></text:span><text:span text:style-name="T2">: Open the desktop folder.</text:span></text:p>
        </text:list-item>
        <text:list-item>
          <text:p text:style-name="P9"><text:soft-page-break/><text:span text:style-name="Strong_20_Emphasis"><text:span text:style-name="T1">Shift-Command-F</text:span></text:span><text:span text:style-name="T2">: Open the Recents window, showing all of the files you viewed or changed recently.</text:span></text:p>
        </text:list-item>
        <text:list-item>
          <text:p text:style-name="P9"><text:span text:style-name="Strong_20_Emphasis"><text:span text:style-name="T1">Shift-Command-G</text:span></text:span><text:span text:style-name="T2">: Open a Go to Folder window.</text:span></text:p>
        </text:list-item>
        <text:list-item>
          <text:p text:style-name="P9"><text:span text:style-name="Strong_20_Emphasis"><text:span text:style-name="T1">Shift-Command-H</text:span></text:span><text:span text:style-name="T2">: Open the Home folder of the current macOS user account.</text:span></text:p>
        </text:list-item>
        <text:list-item>
          <text:p text:style-name="P9"><text:span text:style-name="Strong_20_Emphasis"><text:span text:style-name="T1">Shift-Command-I</text:span></text:span><text:span text:style-name="T2">: Open iCloud Drive.</text:span></text:p>
        </text:list-item>
        <text:list-item>
          <text:p text:style-name="P9"><text:span text:style-name="Strong_20_Emphasis"><text:span text:style-name="T1">Shift-Command-K</text:span></text:span><text:span text:style-name="T2">: Open the Network window.</text:span></text:p>
        </text:list-item>
        <text:list-item>
          <text:p text:style-name="P9"><text:span text:style-name="Strong_20_Emphasis"><text:span text:style-name="T1">Option-Command-L</text:span></text:span><text:span text:style-name="T2">: Open the Downloads folder.</text:span></text:p>
        </text:list-item>
        <text:list-item>
          <text:p text:style-name="P9"><text:span text:style-name="Strong_20_Emphasis"><text:span text:style-name="T1">Shift-Command-N:</text:span></text:span><text:span text:style-name="T2"> Create a new folder.</text:span></text:p>
        </text:list-item>
        <text:list-item>
          <text:p text:style-name="P9"><text:span text:style-name="Strong_20_Emphasis"><text:span text:style-name="T1">Shift-Command-O</text:span></text:span><text:span text:style-name="T2">: Open the Documents folder.</text:span></text:p>
        </text:list-item>
        <text:list-item>
          <text:p text:style-name="P9"><text:span text:style-name="Strong_20_Emphasis"><text:span text:style-name="T1">Shift-Command-P</text:span></text:span><text:span text:style-name="T2">: Show or hide the Preview pane in Finder windows.</text:span></text:p>
        </text:list-item>
        <text:list-item>
          <text:p text:style-name="P9"><text:span text:style-name="Strong_20_Emphasis"><text:span text:style-name="T1">Shift-Command-R</text:span></text:span><text:span text:style-name="T2">: Open the AirDrop window.</text:span></text:p>
        </text:list-item>
        <text:list-item>
          <text:p text:style-name="P9"><text:span text:style-name="Strong_20_Emphasis"><text:span text:style-name="T1">Shift-Command-T</text:span></text:span><text:span text:style-name="T2">: Show or hide the tab bar in Finder windows. </text:span></text:p>
        </text:list-item>
        <text:list-item>
          <text:p text:style-name="P9"><text:span text:style-name="Strong_20_Emphasis"><text:span text:style-name="T1">Control-Shift-Command-T</text:span></text:span><text:span text:style-name="T2">: Add selected Finder item to the Dock (OS X Mavericks or later)</text:span></text:p>
        </text:list-item>
        <text:list-item>
          <text:p text:style-name="P9"><text:span text:style-name="Strong_20_Emphasis"><text:span text:style-name="T1">Shift-Command-U</text:span></text:span><text:span text:style-name="T2">: Open the Utilities folder.</text:span></text:p>
        </text:list-item>
        <text:list-item>
          <text:p text:style-name="P9"><text:span text:style-name="Strong_20_Emphasis"><text:span text:style-name="T1">Option-Command-D</text:span></text:span><text:span text:style-name="T2">: Show or hide the Dock. </text:span></text:p>
        </text:list-item>
        <text:list-item>
          <text:p text:style-name="P9"><text:span text:style-name="Strong_20_Emphasis"><text:span text:style-name="T1">Control-Command-T</text:span></text:span><text:span text:style-name="T2">: Add the selected item to the sidebar (OS X Mavericks or later).</text:span></text:p>
        </text:list-item>
        <text:list-item>
          <text:p text:style-name="P9"><text:span text:style-name="Strong_20_Emphasis"><text:span text:style-name="T1">Option-Command-P</text:span></text:span><text:span text:style-name="T2">: Hide or show the path bar in Finder windows.</text:span></text:p>
        </text:list-item>
        <text:list-item>
          <text:p text:style-name="P9"><text:span text:style-name="Strong_20_Emphasis"><text:span text:style-name="T1">Option-Command-S</text:span></text:span><text:span text:style-name="T2">: Hide or show the Sidebar in Finder windows.</text:span></text:p>
        </text:list-item>
        <text:list-item>
          <text:p text:style-name="P9"><text:span text:style-name="Strong_20_Emphasis"><text:span text:style-name="T1">Command–Slash (/)</text:span></text:span><text:span text:style-name="T2">: Hide or show the status bar in Finder windows.</text:span></text:p>
        </text:list-item>
        <text:list-item>
          <text:p text:style-name="P9"><text:span text:style-name="Strong_20_Emphasis"><text:span text:style-name="T1">Command-J</text:span></text:span><text:span text:style-name="T2">: Show View Options.</text:span></text:p>
        </text:list-item>
        <text:list-item>
          <text:p text:style-name="P9"><text:span text:style-name="Strong_20_Emphasis"><text:span text:style-name="T1">Command-K</text:span></text:span><text:span text:style-name="T2">: Open the Connect to Server window.</text:span></text:p>
        </text:list-item>
        <text:list-item>
          <text:p text:style-name="P9"><text:span text:style-name="Strong_20_Emphasis"><text:span text:style-name="T1">Control-Command-A</text:span></text:span><text:span text:style-name="T2">: Make an alias of the selected item.</text:span></text:p>
        </text:list-item>
        <text:list-item>
          <text:p text:style-name="P9"><text:span text:style-name="Strong_20_Emphasis"><text:span text:style-name="T1">Command-N</text:span></text:span><text:span text:style-name="T2">: Open a new Finder window.</text:span></text:p>
        </text:list-item>
        <text:list-item>
          <text:p text:style-name="P9"><text:span text:style-name="Strong_20_Emphasis"><text:span text:style-name="T1">Option-Command-N</text:span></text:span><text:span text:style-name="T2">: Create a new Smart Folder.</text:span></text:p>
        </text:list-item>
        <text:list-item>
          <text:p text:style-name="P9"><text:soft-page-break/><text:span text:style-name="Strong_20_Emphasis"><text:span text:style-name="T1">Command-T</text:span></text:span><text:span text:style-name="T2">: Show or hide the tab bar when a single tab is open in the current Finder window.</text:span></text:p>
        </text:list-item>
        <text:list-item>
          <text:p text:style-name="P9"><text:span text:style-name="Strong_20_Emphasis"><text:span text:style-name="T1">Option-Command-T</text:span></text:span><text:span text:style-name="T2">: Show or hide the toolbar when a single tab is open in the current Finder window.</text:span></text:p>
        </text:list-item>
        <text:list-item>
          <text:p text:style-name="P9"><text:span text:style-name="Strong_20_Emphasis"><text:span text:style-name="T1">Option-Command-V</text:span></text:span><text:span text:style-name="T2">: Move the files in the Clipboard from their original location to the current location.</text:span></text:p>
        </text:list-item>
        <text:list-item>
          <text:p text:style-name="P9"><text:span text:style-name="Strong_20_Emphasis"><text:span text:style-name="T1">Command-Y</text:span></text:span><text:span text:style-name="T2">: Use Quick Look to preview the selected files.</text:span></text:p>
        </text:list-item>
        <text:list-item>
          <text:p text:style-name="P9"><text:span text:style-name="Strong_20_Emphasis"><text:span text:style-name="T1">Option-Command-Y</text:span></text:span><text:span text:style-name="T2">: View a Quick Look slideshow of the selected files.</text:span></text:p>
        </text:list-item>
        <text:list-item>
          <text:p text:style-name="P9"><text:span text:style-name="Strong_20_Emphasis"><text:span text:style-name="T1">Command-1</text:span></text:span><text:span text:style-name="T2">: View the items in the Finder window as icons.</text:span></text:p>
        </text:list-item>
        <text:list-item>
          <text:p text:style-name="P9"><text:span text:style-name="Strong_20_Emphasis"><text:span text:style-name="T1">Command-2</text:span></text:span><text:span text:style-name="T2">: View the items in a Finder window as a list.</text:span></text:p>
        </text:list-item>
        <text:list-item>
          <text:p text:style-name="P9"><text:span text:style-name="Strong_20_Emphasis"><text:span text:style-name="T1">Command-3</text:span></text:span><text:span text:style-name="T2">: View the items in a Finder window in columns. </text:span></text:p>
        </text:list-item>
        <text:list-item>
          <text:p text:style-name="P9"><text:span text:style-name="Strong_20_Emphasis"><text:span text:style-name="T1">Command-4</text:span></text:span><text:span text:style-name="T2">: View the items in a Finder window in a gallery.</text:span></text:p>
        </text:list-item>
        <text:list-item>
          <text:p text:style-name="P9"><text:span text:style-name="Strong_20_Emphasis"><text:span text:style-name="T1">Command–Left Bracket ([)</text:span></text:span><text:span text:style-name="T2">: Go to the previous folder.</text:span></text:p>
        </text:list-item>
        <text:list-item>
          <text:p text:style-name="P9"><text:span text:style-name="Strong_20_Emphasis"><text:span text:style-name="T1">Command–Right Bracket (])</text:span></text:span><text:span text:style-name="T2">: Go to the next folder.</text:span></text:p>
        </text:list-item>
        <text:list-item>
          <text:p text:style-name="P9"><text:span text:style-name="Strong_20_Emphasis"><text:span text:style-name="T1">Command–Up Arrow</text:span></text:span><text:span text:style-name="T2">: Open the folder that contains the current folder.</text:span></text:p>
        </text:list-item>
        <text:list-item>
          <text:p text:style-name="P9"><text:span text:style-name="Strong_20_Emphasis"><text:span text:style-name="T1">Command–Control–Up Arrow</text:span></text:span><text:span text:style-name="T2">: Open the folder that contains the current folder in a new window.</text:span></text:p>
        </text:list-item>
        <text:list-item>
          <text:p text:style-name="P9"><text:span text:style-name="Strong_20_Emphasis"><text:span text:style-name="T1">Command–Down Arrow</text:span></text:span><text:span text:style-name="T2">: Open the selected item.</text:span></text:p>
        </text:list-item>
        <text:list-item>
          <text:p text:style-name="P9"><text:span text:style-name="Strong_20_Emphasis"><text:span text:style-name="T1">Right Arrow</text:span></text:span><text:span text:style-name="T2">: Open the selected folder. This works only when in list view.</text:span></text:p>
        </text:list-item>
        <text:list-item>
          <text:p text:style-name="P9"><text:span text:style-name="Strong_20_Emphasis"><text:span text:style-name="T1">Left Arrow</text:span></text:span><text:span text:style-name="T2">: Close the selected folder. This works only when in list view.</text:span></text:p>
        </text:list-item>
        <text:list-item>
          <text:p text:style-name="P9"><text:span text:style-name="Strong_20_Emphasis"><text:span text:style-name="T1">Command-Delete</text:span></text:span><text:span text:style-name="T2">: Move the selected item to the Trash.</text:span></text:p>
        </text:list-item>
        <text:list-item>
          <text:p text:style-name="P9"><text:span text:style-name="Strong_20_Emphasis"><text:span text:style-name="T1">Shift-Command-Delete</text:span></text:span><text:span text:style-name="T2">: Empty the Trash.</text:span></text:p>
        </text:list-item>
        <text:list-item>
          <text:p text:style-name="P9"><text:span text:style-name="Strong_20_Emphasis"><text:span text:style-name="T1">Option-Shift-Command-Delete</text:span></text:span><text:span text:style-name="T2">: Empty the Trash without confirmation dialog.</text:span></text:p>
        </text:list-item>
        <text:list-item>
          <text:p text:style-name="P9"><text:span text:style-name="Strong_20_Emphasis"><text:span text:style-name="T1">Command–Brightness Down</text:span></text:span><text:span text:style-name="T2">: Turn video mirroring on or off when your Mac is connected to more than one display.</text:span></text:p>
        </text:list-item>
        <text:list-item>
          <text:p text:style-name="P9"><text:soft-page-break/><text:span text:style-name="Strong_20_Emphasis"><text:span text:style-name="T1">Option–Brightness Up</text:span></text:span><text:span text:style-name="T2">: Open Displays preferences. This works with either Brightness key.</text:span></text:p>
        </text:list-item>
        <text:list-item>
          <text:p text:style-name="P9"><text:span text:style-name="Strong_20_Emphasis"><text:span text:style-name="T1">Control–Brightness Up</text:span></text:span><text:span text:style-name="T2"> or </text:span><text:span text:style-name="Strong_20_Emphasis"><text:span text:style-name="T1">Control–Brightness Down</text:span></text:span><text:span text:style-name="T2">: Change the brightness of your external display, if supported by your display.</text:span></text:p>
        </text:list-item>
        <text:list-item>
          <text:p text:style-name="P9"><text:span text:style-name="Strong_20_Emphasis"><text:span text:style-name="T1">Option–Shift–Brightness Up</text:span></text:span><text:span text:style-name="T2"> or </text:span><text:span text:style-name="Strong_20_Emphasis"><text:span text:style-name="T1">Option–Shift–Brightness Down</text:span></text:span><text:span text:style-name="T2">: Adjust the display brightness in smaller steps. Add the Control key to this shortcut to make the adjustment on your external display, if supported by your display.</text:span></text:p>
        </text:list-item>
        <text:list-item>
          <text:p text:style-name="P9"><text:span text:style-name="Strong_20_Emphasis"><text:span text:style-name="T1">Option–Mission Control</text:span></text:span><text:span text:style-name="T2">: Open Mission Control preferences.</text:span></text:p>
        </text:list-item>
        <text:list-item>
          <text:p text:style-name="P9"><text:span text:style-name="Strong_20_Emphasis"><text:span text:style-name="T1">Command–Mission Control</text:span></text:span><text:span text:style-name="T2">: Show the desktop. </text:span></text:p>
        </text:list-item>
        <text:list-item>
          <text:p text:style-name="P9"><text:span text:style-name="Strong_20_Emphasis"><text:span text:style-name="T1">Control–Down Arrow</text:span></text:span><text:span text:style-name="T2">: Show all windows of the front app.</text:span></text:p>
        </text:list-item>
        <text:list-item>
          <text:p text:style-name="P9"><text:span text:style-name="Strong_20_Emphasis"><text:span text:style-name="T1">Option–Volume Up</text:span></text:span><text:span text:style-name="T2">: Open Sound preferences. This works with any of the volume keys.</text:span></text:p>
        </text:list-item>
        <text:list-item>
          <text:p text:style-name="P9"><text:span text:style-name="Strong_20_Emphasis"><text:span text:style-name="T1">Option–Shift–Volume Up</text:span></text:span><text:span text:style-name="T2"> or </text:span><text:span text:style-name="Strong_20_Emphasis"><text:span text:style-name="T1">Option–Shift–Volume Down</text:span></text:span><text:span text:style-name="T2">: Adjust the sound volume in smaller steps.</text:span></text:p>
        </text:list-item>
        <text:list-item>
          <text:p text:style-name="P9"><text:span text:style-name="Strong_20_Emphasis"><text:span text:style-name="T1">Option–Keyboard Brightness Up</text:span></text:span><text:span text:style-name="T2">: Open Keyboard preferences. This works with either Keyboard Brightness key.</text:span></text:p>
        </text:list-item>
        <text:list-item>
          <text:p text:style-name="P9"><text:span text:style-name="Strong_20_Emphasis"><text:span text:style-name="T1">Option–Shift–Keyboard Brightness Up</text:span></text:span><text:span text:style-name="T2"> or </text:span><text:span text:style-name="Strong_20_Emphasis"><text:span text:style-name="T1">Option–Shift–Keyboard Brightness Down</text:span></text:span><text:span text:style-name="T2">: Adjust the keyboard brightness in smaller steps.</text:span></text:p>
        </text:list-item>
        <text:list-item>
          <text:p text:style-name="P9"><text:span text:style-name="Strong_20_Emphasis"><text:span text:style-name="T1">Option key while double-clicking</text:span></text:span><text:span text:style-name="T2">: Open the item in a separate window, then close the original window.</text:span></text:p>
        </text:list-item>
        <text:list-item>
          <text:p text:style-name="P9"><text:span text:style-name="Strong_20_Emphasis"><text:span text:style-name="T1">Command key while double-clicking</text:span></text:span><text:span text:style-name="T2">: Open a folder in a separate tab or window.</text:span></text:p>
        </text:list-item>
        <text:list-item>
          <text:p text:style-name="P9"><text:span text:style-name="Strong_20_Emphasis"><text:span text:style-name="T1">Command key while dragging to another volume</text:span></text:span><text:span text:style-name="T2">: Move the dragged item to the other volume, instead of copying it. </text:span></text:p>
        </text:list-item>
        <text:list-item>
          <text:p text:style-name="P9"><text:span text:style-name="Strong_20_Emphasis"><text:span text:style-name="T1">Option key while dragging</text:span></text:span><text:span text:style-name="T2">: Copy the dragged item. The pointer changes while you drag the item.</text:span></text:p>
        </text:list-item>
        <text:list-item>
          <text:p text:style-name="P9"><text:span text:style-name="Strong_20_Emphasis"><text:span text:style-name="T1">Option-Command while dragging</text:span></text:span><text:span text:style-name="T2">: Make an alias of the dragged item. The pointer changes while you drag the item.</text:span></text:p>
        </text:list-item>
        <text:list-item>
          <text:p text:style-name="P9"><text:soft-page-break/><text:span text:style-name="Strong_20_Emphasis"><text:span text:style-name="T1">Option-click a disclosure triangle</text:span></text:span><text:span text:style-name="T2">: Open all folders within the selected folder. This works only when in list view.</text:span></text:p>
        </text:list-item>
        <text:list-item>
          <text:p text:style-name="P9"><text:span text:style-name="Strong_20_Emphasis"><text:span text:style-name="T1">Command-click a window title</text:span></text:span><text:span text:style-name="T2">: See the folders that contain the current folder.</text:span></text:p>
        </text:list-item>
        <text:list-item>
          <text:p text:style-name="P9"><text:a xlink:type="simple" xlink:href="https://support.apple.com/guide/mac-help/select-items-mchlp1378/mac" text:style-name="Internet_20_link" text:visited-style-name="Visited_20_Internet_20_Link"><text:span text:style-name="T3">Learn how to use Command or Shift to select multiple items in the Finder</text:span></text:a><text:span text:style-name="T2">. </text:span></text:p>
        </text:list-item>
        <text:list-item>
          <text:p text:style-name="P11">Click the Go menu in the Finder menu bar to see shortcuts for opening many commonly used folders, such as Applications, Documents, Downloads, Utilities, and iCloud Drive.</text:p>
        </text:list-item>
      </text:list>
      <text:p text:style-name="P12"><draw:frame draw:style-name="fr1" draw:name="Image8" text:anchor-type="as-char" svg:width="8.5in" svg:height="0.0161in" draw:z-index="7"><draw:image xlink:href="Pictures/100002010000033000000001E767A349F4AD4016.png" xlink:type="simple" xlink:show="embed" xlink:actuate="onLoad" draw:mime-type="image/png"/></draw:frame></text:p>
      <text:h text:style-name="P2" text:outline-level="2"><text:bookmark text:name="text"/>Document shortcuts</text:h>
      <text:p text:style-name="P13">The behavior of these shortcuts may vary with the app you're using.</text:p>
      <text:list xml:id="list549713898" text:style-name="L4">
        <text:list-item>
          <text:p text:style-name="P6"><text:span text:style-name="Strong_20_Emphasis"><text:span text:style-name="T1">Command-B</text:span></text:span><text:span text:style-name="T2">: Boldface the selected text, or turn boldfacing on or off. </text:span></text:p>
        </text:list-item>
        <text:list-item>
          <text:p text:style-name="P10"><text:span text:style-name="Strong_20_Emphasis"><text:span text:style-name="T1">Command-I</text:span></text:span><text:span text:style-name="T2">: Italicize the selected text, or turn italics on or off.</text:span></text:p>
        </text:list-item>
        <text:list-item>
          <text:p text:style-name="P10"><text:span text:style-name="Strong_20_Emphasis"><text:span text:style-name="T1">Command-K</text:span></text:span><text:span text:style-name="T2">: Add a web link.</text:span></text:p>
        </text:list-item>
        <text:list-item>
          <text:p text:style-name="P10"><text:span text:style-name="Strong_20_Emphasis"><text:span text:style-name="T1">Command-U</text:span></text:span><text:span text:style-name="T2">: Underline the selected text, or turn underlining on or off.</text:span></text:p>
        </text:list-item>
        <text:list-item>
          <text:p text:style-name="P10"><text:span text:style-name="Strong_20_Emphasis"><text:span text:style-name="T1">Command-T</text:span></text:span><text:span text:style-name="T2">: Show or hide the Fonts window.</text:span></text:p>
        </text:list-item>
        <text:list-item>
          <text:p text:style-name="P10"><text:span text:style-name="Strong_20_Emphasis"><text:span text:style-name="T1">Command-D</text:span></text:span><text:span text:style-name="T2">: Select the Desktop folder from within an Open dialog or Save dialog.</text:span></text:p>
        </text:list-item>
        <text:list-item>
          <text:p text:style-name="P10"><text:span text:style-name="Strong_20_Emphasis"><text:span text:style-name="T1">Control-Command-D</text:span></text:span><text:span text:style-name="T2">: Show or hide the definition of the selected word.</text:span></text:p>
        </text:list-item>
        <text:list-item>
          <text:p text:style-name="P10"><text:span text:style-name="Strong_20_Emphasis"><text:span text:style-name="T1">Shift-Command-Colon (:)</text:span></text:span><text:span text:style-name="T2">: Display the Spelling and Grammar window.</text:span></text:p>
        </text:list-item>
        <text:list-item>
          <text:p text:style-name="P10"><text:span text:style-name="Strong_20_Emphasis"><text:span text:style-name="T1">Command-Semicolon (;)</text:span></text:span><text:span text:style-name="T2">: Find misspelled words in the document.</text:span></text:p>
        </text:list-item>
        <text:list-item>
          <text:p text:style-name="P10"><text:span text:style-name="Strong_20_Emphasis"><text:span text:style-name="T1">Option-Delete</text:span></text:span><text:span text:style-name="T2">: Delete the word to the left of the insertion point.</text:span></text:p>
        </text:list-item>
        <text:list-item>
          <text:p text:style-name="P10"><text:span text:style-name="Strong_20_Emphasis"><text:span text:style-name="T1">Control-H</text:span></text:span><text:span text:style-name="T2">: Delete the character to the left of the insertion point. Or use Delete.</text:span></text:p>
        </text:list-item>
        <text:list-item>
          <text:p text:style-name="P10"><text:span text:style-name="Strong_20_Emphasis"><text:span text:style-name="T1">Control-D</text:span></text:span><text:span text:style-name="T2">: Delete the character to the right of the insertion point. Or use Fn-Delete.</text:span></text:p>
        </text:list-item>
        <text:list-item>
          <text:p text:style-name="P10"><text:span text:style-name="Strong_20_Emphasis"><text:span text:style-name="T1">Fn-Delete</text:span></text:span><text:span text:style-name="T2">: Forward delete on keyboards that don't have a Forward Delete   key. Or use Control-D.</text:span></text:p>
        </text:list-item>
        <text:list-item>
          <text:p text:style-name="P10"><text:span text:style-name="Strong_20_Emphasis"><text:span text:style-name="T1">Control-K</text:span></text:span><text:span text:style-name="T2">: Delete the text between the insertion point and the end of the line or paragraph.</text:span></text:p>
        </text:list-item>
        <text:list-item>
          <text:p text:style-name="P10"><text:span text:style-name="Strong_20_Emphasis"><text:span text:style-name="T1">Fn–Up Arrow</text:span></text:span><text:span text:style-name="T2">: Page Up: Scroll up one page. </text:span></text:p>
        </text:list-item>
        <text:list-item>
          <text:p text:style-name="P10"><text:soft-page-break/><text:span text:style-name="Strong_20_Emphasis"><text:span text:style-name="T1">Fn–Down Arrow</text:span></text:span><text:span text:style-name="T2">: Page Down: Scroll down one page.</text:span></text:p>
        </text:list-item>
        <text:list-item>
          <text:p text:style-name="P10"><text:span text:style-name="Strong_20_Emphasis"><text:span text:style-name="T1">Fn–Left Arrow: </text:span></text:span><text:span text:style-name="T2">Home: Scroll to the beginning of a document.</text:span></text:p>
        </text:list-item>
        <text:list-item>
          <text:p text:style-name="P10"><text:span text:style-name="Strong_20_Emphasis"><text:span text:style-name="T1">Fn–Right Arrow</text:span></text:span><text:span text:style-name="T2">: End: Scroll to the end of a document.</text:span></text:p>
        </text:list-item>
        <text:list-item>
          <text:p text:style-name="P10"><text:span text:style-name="Strong_20_Emphasis"><text:span text:style-name="T1">Command–Up Arrow</text:span></text:span><text:span text:style-name="T2">: Move the insertion point to the beginning of the document.</text:span></text:p>
        </text:list-item>
        <text:list-item>
          <text:p text:style-name="P10"><text:span text:style-name="Strong_20_Emphasis"><text:span text:style-name="T1">Command–Down Arrow</text:span></text:span><text:span text:style-name="T2">: Move the insertion point to the end of the document.</text:span></text:p>
        </text:list-item>
        <text:list-item>
          <text:p text:style-name="P10"><text:span text:style-name="Strong_20_Emphasis"><text:span text:style-name="T1">Command–Left Arrow</text:span></text:span><text:span text:style-name="T2">: Move the insertion point to the beginning of the current line.</text:span></text:p>
        </text:list-item>
        <text:list-item>
          <text:p text:style-name="P10"><text:span text:style-name="Strong_20_Emphasis"><text:span text:style-name="T1">Command–Right Arrow</text:span></text:span><text:span text:style-name="T2">: Move the insertion point to the end of the current line.</text:span></text:p>
        </text:list-item>
        <text:list-item>
          <text:p text:style-name="P10"><text:span text:style-name="Strong_20_Emphasis"><text:span text:style-name="T1">Option–Left Arrow</text:span></text:span><text:span text:style-name="T2">: Move the insertion point to the beginning of the previous word.</text:span></text:p>
        </text:list-item>
        <text:list-item>
          <text:p text:style-name="P10"><text:span text:style-name="Strong_20_Emphasis"><text:span text:style-name="T1">Option–Right Arrow</text:span></text:span><text:span text:style-name="T2">: Move the insertion point to the end of the next word.</text:span></text:p>
        </text:list-item>
        <text:list-item>
          <text:p text:style-name="P10"><text:span text:style-name="Strong_20_Emphasis"><text:span text:style-name="T1">Shift–Command–Up Arrow</text:span></text:span><text:span text:style-name="T2">: Select the text between the insertion point and the beginning of the document.</text:span></text:p>
        </text:list-item>
        <text:list-item>
          <text:p text:style-name="P10"><text:span text:style-name="Strong_20_Emphasis"><text:span text:style-name="T1">Shift–Command–Down Arrow</text:span></text:span><text:span text:style-name="T2">: Select the text between the insertion point and the end of the document.</text:span></text:p>
        </text:list-item>
        <text:list-item>
          <text:p text:style-name="P10"><text:span text:style-name="Strong_20_Emphasis"><text:span text:style-name="T1">Shift–Command–Left Arrow</text:span></text:span><text:span text:style-name="T2">: Select the text between the insertion point and the beginning of the current line.</text:span></text:p>
        </text:list-item>
        <text:list-item>
          <text:p text:style-name="P10"><text:span text:style-name="Strong_20_Emphasis"><text:span text:style-name="T1">Shift–Command–Right Arrow</text:span></text:span><text:span text:style-name="T2">: Select the text between the insertion point and the end of the current line.</text:span></text:p>
        </text:list-item>
        <text:list-item>
          <text:p text:style-name="P10"><text:span text:style-name="Strong_20_Emphasis"><text:span text:style-name="T1">Shift–Up Arrow</text:span></text:span><text:span text:style-name="T2">: Extend text selection to the nearest character at the same horizontal location on the line above.</text:span></text:p>
        </text:list-item>
        <text:list-item>
          <text:p text:style-name="P10"><text:span text:style-name="Strong_20_Emphasis"><text:span text:style-name="T1">Shift–Down Arrow</text:span></text:span><text:span text:style-name="T2">: Extend text selection to the nearest character at the same horizontal location on the line below.</text:span></text:p>
        </text:list-item>
        <text:list-item>
          <text:p text:style-name="P10"><text:span text:style-name="Strong_20_Emphasis"><text:span text:style-name="T1">Shift–Left Arrow</text:span></text:span><text:span text:style-name="T2">: Extend text selection one character to the left.</text:span></text:p>
        </text:list-item>
        <text:list-item>
          <text:p text:style-name="P10"><text:span text:style-name="Strong_20_Emphasis"><text:span text:style-name="T1">Shift–Right Arrow</text:span></text:span><text:span text:style-name="T2">: Extend text selection one character to the right.</text:span></text:p>
        </text:list-item>
        <text:list-item>
          <text:p text:style-name="P10"><text:span text:style-name="Strong_20_Emphasis"><text:span text:style-name="T1">Option–Shift–Up Arrow</text:span></text:span><text:span text:style-name="T2">: Extend text selection to the beginning of the current paragraph, then to the beginning of the following paragraph if pressed again.</text:span></text:p>
        </text:list-item>
        <text:list-item>
          <text:p text:style-name="P10"><text:span text:style-name="Strong_20_Emphasis"><text:span text:style-name="T1">Option–Shift–Down Arrow</text:span></text:span><text:span text:style-name="T2">: Extend text selection to the end of the current paragraph, then to the end of the following paragraph if pressed again.</text:span></text:p>
        </text:list-item>
        <text:list-item>
          <text:p text:style-name="P10"><text:soft-page-break/><text:span text:style-name="Strong_20_Emphasis"><text:span text:style-name="T1">Option–Shift–Left Arrow</text:span></text:span><text:span text:style-name="T2">: Extend text selection to the beginning of the current word, then to the beginning of the following word if pressed again.</text:span></text:p>
        </text:list-item>
        <text:list-item>
          <text:p text:style-name="P10"><text:span text:style-name="Strong_20_Emphasis"><text:span text:style-name="T1">Option–Shift–Right Arrow</text:span></text:span><text:span text:style-name="T2">: Extend text selection to the end of the current word, then to the end of the following word if pressed again.</text:span></text:p>
        </text:list-item>
        <text:list-item>
          <text:p text:style-name="P10"><text:span text:style-name="Strong_20_Emphasis"><text:span text:style-name="T1">Control-A</text:span></text:span><text:span text:style-name="T2">: Move to the beginning of the line or paragraph.</text:span></text:p>
        </text:list-item>
        <text:list-item>
          <text:p text:style-name="P10"><text:span text:style-name="Strong_20_Emphasis"><text:span text:style-name="T1">Control-E</text:span></text:span><text:span text:style-name="T2">: Move to the end of a line or paragraph.</text:span></text:p>
        </text:list-item>
        <text:list-item>
          <text:p text:style-name="P10"><text:span text:style-name="Strong_20_Emphasis"><text:span text:style-name="T1">Control-F</text:span></text:span><text:span text:style-name="T2">: Move one character forward.</text:span></text:p>
        </text:list-item>
        <text:list-item>
          <text:p text:style-name="P10"><text:span text:style-name="Strong_20_Emphasis"><text:span text:style-name="T1">Control-B</text:span></text:span><text:span text:style-name="T2">: Move one character backward.</text:span></text:p>
        </text:list-item>
        <text:list-item>
          <text:p text:style-name="P10"><text:span text:style-name="Strong_20_Emphasis"><text:span text:style-name="T1">Control-L</text:span></text:span><text:span text:style-name="T2">: Center the cursor or selection in the visible area.</text:span></text:p>
        </text:list-item>
        <text:list-item>
          <text:p text:style-name="P10"><text:span text:style-name="Strong_20_Emphasis"><text:span text:style-name="T1">Control-P</text:span></text:span><text:span text:style-name="T2">: Move up one line.</text:span></text:p>
        </text:list-item>
        <text:list-item>
          <text:p text:style-name="P10"><text:span text:style-name="Strong_20_Emphasis"><text:span text:style-name="T1">Control-N</text:span></text:span><text:span text:style-name="T2">: Move down one line.</text:span></text:p>
        </text:list-item>
        <text:list-item>
          <text:p text:style-name="P10"><text:span text:style-name="Strong_20_Emphasis"><text:span text:style-name="T1">Control-O</text:span></text:span><text:span text:style-name="T2">: Insert a new line after the insertion point.</text:span></text:p>
        </text:list-item>
        <text:list-item>
          <text:p text:style-name="P10"><text:span text:style-name="Strong_20_Emphasis"><text:span text:style-name="T1">Control-T</text:span></text:span><text:span text:style-name="T2">: Swap the character behind the insertion point with the character in front of the insertion point.</text:span></text:p>
        </text:list-item>
        <text:list-item>
          <text:p text:style-name="P10"><text:span text:style-name="Strong_20_Emphasis"><text:span text:style-name="T1">Command–Left Curly Bracket ({)</text:span></text:span><text:span text:style-name="T2">: Left align.</text:span></text:p>
        </text:list-item>
        <text:list-item>
          <text:p text:style-name="P10"><text:span text:style-name="Strong_20_Emphasis"><text:span text:style-name="T1">Command–Right Curly Bracket (})</text:span></text:span><text:span text:style-name="T2">: Right align.</text:span></text:p>
        </text:list-item>
        <text:list-item>
          <text:p text:style-name="P10"><text:span text:style-name="Strong_20_Emphasis"><text:span text:style-name="T1">Shift–Command–Vertical bar (|)</text:span></text:span><text:span text:style-name="T2">: Center align.</text:span></text:p>
        </text:list-item>
        <text:list-item>
          <text:p text:style-name="P10"><text:span text:style-name="Strong_20_Emphasis"><text:span text:style-name="T1">Option-Command-F</text:span></text:span><text:span text:style-name="T2">: Go to the search field. </text:span></text:p>
        </text:list-item>
        <text:list-item>
          <text:p text:style-name="P10"><text:span text:style-name="Strong_20_Emphasis"><text:span text:style-name="T1">Option-Command-T</text:span></text:span><text:span text:style-name="T2">: Show or hide a toolbar in the app.</text:span></text:p>
        </text:list-item>
        <text:list-item>
          <text:p text:style-name="P10"><text:span text:style-name="Strong_20_Emphasis"><text:span text:style-name="T1">Option-Command-C</text:span></text:span><text:span text:style-name="T2">: Copy Style: Copy the formatting settings of the selected item to the Clipboard.</text:span></text:p>
        </text:list-item>
        <text:list-item>
          <text:p text:style-name="P10"><text:span text:style-name="Strong_20_Emphasis"><text:span text:style-name="T1">Option-Command-V</text:span></text:span><text:span text:style-name="T2">: Paste Style: Apply the copied style to the selected item.</text:span></text:p>
        </text:list-item>
        <text:list-item>
          <text:p text:style-name="P10"><text:span text:style-name="Strong_20_Emphasis"><text:span text:style-name="T1">Option-Shift-Command-V</text:span></text:span><text:span text:style-name="T2">: Paste and Match Style: Apply the style of the surrounding content to the item pasted within that content.</text:span></text:p>
        </text:list-item>
        <text:list-item>
          <text:p text:style-name="P10"><text:span text:style-name="Strong_20_Emphasis"><text:span text:style-name="T1">Option-Command-I</text:span></text:span><text:span text:style-name="T2">: Show or hide the inspector window.</text:span></text:p>
        </text:list-item>
        <text:list-item>
          <text:p text:style-name="P10"><text:span text:style-name="Strong_20_Emphasis"><text:span text:style-name="T1">Shift-Command-P</text:span></text:span><text:span text:style-name="T2">:  Page setup: Display a window for selecting document settings.</text:span></text:p>
        </text:list-item>
        <text:list-item>
          <text:p text:style-name="P10"><text:soft-page-break/><text:span text:style-name="Strong_20_Emphasis"><text:span text:style-name="T1">Shift-Command-S</text:span></text:span><text:span text:style-name="T2">: Display the Save As dialog, or duplicate the current document.</text:span></text:p>
        </text:list-item>
        <text:list-item>
          <text:p text:style-name="P10"><text:span text:style-name="Strong_20_Emphasis"><text:span text:style-name="T1">Shift–Command–Minus sign (-)</text:span></text:span><text:span text:style-name="T2">: Decrease the size of the selected item.</text:span></text:p>
        </text:list-item>
        <text:list-item>
          <text:p text:style-name="P10"><text:span text:style-name="Strong_20_Emphasis"><text:span text:style-name="T1">Shift–Command–Plus sign (+)</text:span></text:span><text:span text:style-name="T2">: Increase the size of the selected item. Command–Equal sign (=) performs the same function.</text:span></text:p>
        </text:list-item>
        <text:list-item>
          <text:p text:style-name="P10"><text:span text:style-name="Strong_20_Emphasis"><text:span text:style-name="T1">Shift–Command–Question mark (?)</text:span></text:span><text:span text:style-name="T2">: Open the Help menu.</text:span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 Pro Display" svg:font-family="'SF Pro Display', 'SF Pro Icons', 'Helvetica Neue', Helvetica, Arial, sans-serif"/>
    <style:font-face style:name="SF Pro Text" svg:font-family="'SF Pro Text', 'SF Pro Icons'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06:55:47.637000000</meta:creation-date>
    <dc:date>2021-09-16T07:02:32.787000000</dc:date>
    <meta:editing-duration>PT6M45S</meta:editing-duration>
    <meta:editing-cycles>1</meta:editing-cycles>
    <meta:document-statistic meta:table-count="0" meta:image-count="8" meta:object-count="0" meta:page-count="10" meta:paragraph-count="172" meta:word-count="2291" meta:character-count="13391" meta:non-whitespace-character-count="11509"/>
    <meta:generator>LibreOffice/7.1.5.2$Windows_X86_64 LibreOffice_project/85f04e9f809797b8199d13c421bd8a2b025d52b5</meta:generator>
  </office:meta>
</office:document-meta>
</file>